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pkof]u vr{</text:p>
          </table:table-cell>
          <table:table-cell office:value-type="string" calcext:value-type="string">
            <text:p>laB't dx;"n</text:p>
          </table:table-cell>
          <table:table-cell office:value-type="float" office:value="5500000" calcext:value-type="float">
            <text:p>5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pkof]u vr{</text:p>
          </table:table-cell>
          <table:table-cell office:value-type="string" calcext:value-type="string">
            <text:p>vfg]kfgL¿wf/f dx;"n</text:p>
          </table:table-cell>
          <table:table-cell office:value-type="float" office:value="3500000" calcext:value-type="float">
            <text:p>3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dfn;fdfg</text:p>
          </table:table-cell>
          <table:table-cell office:value-type="string" calcext:value-type="string">
            <text:p>d;nGb tyf %kfO{</text:p>
          </table:table-cell>
          <table:table-cell office:value-type="float" office:value="11650000" calcext:value-type="float">
            <text:p>1165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dfn;fdfg</text:p>
          </table:table-cell>
          <table:table-cell office:value-type="string" calcext:value-type="string">
            <text:p>kqklqsf¿k':ts vl/b</text:p>
          </table:table-cell>
          <table:table-cell office:value-type="float" office:value="1200000" calcext:value-type="float">
            <text:p>12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dfn;fdfg</text:p>
          </table:table-cell>
          <table:table-cell office:value-type="string" calcext:value-type="string">
            <text:p>;fgfltgf ;fdfg</text:p>
          </table:table-cell>
          <table:table-cell office:value-type="float" office:value="800000" calcext:value-type="float">
            <text:p>8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dfn;fdfg</text:p>
          </table:table-cell>
          <table:table-cell office:value-type="string" calcext:value-type="string">
            <text:p>sfof{no dfn;fdfg</text:p>
          </table:table-cell>
          <table:table-cell office:value-type="float" office:value="7200000" calcext:value-type="float">
            <text:p>72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dfn;fdfg</text:p>
          </table:table-cell>
          <table:table-cell office:value-type="string" calcext:value-type="string">
            <text:p>cf}iflw vl/b</text:p>
          </table:table-cell>
          <table:table-cell office:value-type="float" office:value="1500000" calcext:value-type="float">
            <text:p>1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hgzlQm tflnd</text:p>
          </table:table-cell>
          <table:table-cell office:value-type="float" office:value="5000000" calcext:value-type="float">
            <text:p>5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cg';Gwfg¿;e]{</text:p>
          </table:table-cell>
          <table:table-cell office:value-type="float" office:value="1500000" calcext:value-type="float">
            <text:p>1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a}&amp;s tyf ;ldlt eQf</text:p>
          </table:table-cell>
          <table:table-cell office:value-type="float" office:value="3000000" calcext:value-type="float">
            <text:p>3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a}&amp;s tyf ;ldlt vr{</text:p>
          </table:table-cell>
          <table:table-cell office:value-type="float" office:value="1500000" calcext:value-type="float">
            <text:p>1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n]vf k/LIf)f z'Ns</text:p>
          </table:table-cell>
          <table:table-cell office:value-type="float" office:value="3000000" calcext:value-type="float">
            <text:p>3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n]vf k/LIf)f vr{</text:p>
          </table:table-cell>
          <table:table-cell office:value-type="float" office:value="500000" calcext:value-type="float">
            <text:p>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k/fdz{ z'Ns</text:p>
          </table:table-cell>
          <table:table-cell office:value-type="float" office:value="1800000" calcext:value-type="float">
            <text:p>18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sfg"gL ;Nnfxsf/ tyf cGo zNs</text:p>
          </table:table-cell>
          <table:table-cell office:value-type="float" office:value="600000" calcext:value-type="float">
            <text:p>60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सb:otf btf{¿gjLs/)f zNs</text:p>
          </table:table-cell>
          <table:table-cell office:value-type="float" office:value="700000" calcext:value-type="float">
            <text:p>7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sd{rf/L k'/:sf/</text:p>
          </table:table-cell>
          <table:table-cell office:value-type="float" office:value="500000" calcext:value-type="float">
            <text:p>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sd{rf/L sNof)f sf]if</text:p>
          </table:table-cell>
          <table:table-cell office:value-type="float" office:value="40000000" calcext:value-type="float">
            <text:p>40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w'nfO{ vr{</text:p>
          </table:table-cell>
          <table:table-cell office:value-type="float" office:value="50000" calcext:value-type="float">
            <text:p>5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cGo ;]jf</text:p>
          </table:table-cell>
          <table:table-cell office:value-type="float" office:value="5875000" calcext:value-type="float">
            <text:p>5875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"rgf tyf la!fkg vr{</text:p>
          </table:table-cell>
          <table:table-cell office:value-type="string" calcext:value-type="string">
            <text:p>;"rgf k|sfzg sfo{s|d ;DaGwL</text:p>
          </table:table-cell>
          <table:table-cell office:value-type="float" office:value="5500000" calcext:value-type="float">
            <text:p>5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"rgf tyf la!fkg vr{</text:p>
          </table:table-cell>
          <table:table-cell office:value-type="string" calcext:value-type="string">
            <text:p>z'esfdgf, k|rf/ k|;f/ / lj!fkg</text:p>
          </table:table-cell>
          <table:table-cell office:value-type="float" office:value="300000" calcext:value-type="float">
            <text:p>3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e|d)f vr{ tyf b}lgs eQf</text:p>
          </table:table-cell>
          <table:table-cell office:value-type="string" calcext:value-type="string">
            <text:p>e|d)f vr{</text:p>
          </table:table-cell>
          <table:table-cell office:value-type="float" office:value="1500000" calcext:value-type="float">
            <text:p>1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e|d)f vr{ tyf b}lgs eQf</text:p>
          </table:table-cell>
          <table:table-cell office:value-type="string" calcext:value-type="string">
            <text:p>b}lgs eQf</text:p>
          </table:table-cell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e|d)f vr{ tyf b}lgs eQf</text:p>
          </table:table-cell>
          <table:table-cell office:value-type="string" calcext:value-type="string">
            <text:p>cGo vr{</text:p>
          </table:table-cell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jf/L ;fwg ;~rfng vr{</text:p>
          </table:table-cell>
          <table:table-cell office:value-type="string" calcext:value-type="string">
            <text:p>;jf/L aLdf</text:p>
          </table:table-cell>
          <table:table-cell office:value-type="float" office:value="1500000" calcext:value-type="float">
            <text:p>1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jf/L ;fwg ;~rfng vr{</text:p>
          </table:table-cell>
          <table:table-cell office:value-type="string" calcext:value-type="string">
            <text:p>dd{t ;Def/</text:p>
          </table:table-cell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jf/L ;fwg ;~rfng vr{</text:p>
          </table:table-cell>
          <table:table-cell office:value-type="string" calcext:value-type="string">
            <text:p>k]^«f]n¿l*h]n</text:p>
          </table:table-cell>
          <table:table-cell office:value-type="float" office:value="18000000" calcext:value-type="float">
            <text:p>18000000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 style:data-style-name="N2" text:time-value="07:48:28.627852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1T07:48:44.962713937</dc:date>
    <meta:generator>LibreOffice/4.2.4.2$Linux_x86 LibreOffice_project/420m0$Build-2</meta:generator>
    <meta:editing-duration>PT15M45S</meta:editing-duration>
    <meta:editing-cycles>17</meta:editing-cycles>
    <meta:document-statistic meta:table-count="1" meta:cell-count="112" meta:object-count="0"/>
  </office:meta>
</office:document-meta>
</file>